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1.314cm" table:align="left"/>
    </style:style>
    <style:style style:name="Table1.A" style:family="table-column">
      <style:table-column-properties style:column-width="2.282cm"/>
    </style:style>
    <style:style style:name="Table1.B" style:family="table-column">
      <style:table-column-properties style:column-width="5.953cm"/>
    </style:style>
    <style:style style:name="Table1.C" style:family="table-column">
      <style:table-column-properties style:column-width="3.078cm"/>
    </style:style>
    <style:style style:name="Table1.A1" style:family="table-cell">
      <style:table-cell-properties style:vertical-align="middle" fo:padding="0.049cm" fo:border="none"/>
    </style:style>
    <style:style style:name="Table2" style:family="table">
      <style:table-properties style:width="12.601cm" table:align="left"/>
    </style:style>
    <style:style style:name="Table2.A" style:family="table-column">
      <style:table-column-properties style:column-width="3.635cm"/>
    </style:style>
    <style:style style:name="Table2.B" style:family="table-column">
      <style:table-column-properties style:column-width="8.966cm"/>
    </style:style>
    <style:style style:name="Table2.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Preformatted_20_Text">
      <style:paragraph-properties fo:margin-top="0cm" fo:margin-bottom="0.499cm" style:contextual-spacing="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3"/>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PostgreSQL ER Diagram Generation Using Python &amp; Graphviz</text:span></text:h>
      <text:section text:style-name="Sect1" text:name="5eFe5vEPkcirj5itpmeh7-content-0">
        <text:h text:style-name="Heading_20_2" text:outline-level="2"><text:span text:style-name="Strong_20_Emphasis">Author</text:span>: Ram Krishan Mishra</text:h>
        <text:h text:style-name="Heading_20_2" text:outline-level="2"><text:span text:style-name="Strong_20_Emphasis">Purpose</text:span>: To automate the generation of entity-relationship diagrams from PostgreSQL schemas for audit, anomaly tracking, and schema documentation.</text:h>
        <text:h text:style-name="Heading_20_2" text:outline-level="2"><text:span text:style-name="Strong_20_Emphasis">1. Overview</text:span></text:h>
        <text:p text:style-name="Text_20_body">This document outlines a Python-based workflow to extract schema metadata from PostgreSQL and generate ER diagrams using Graphviz. The solution is designed to support audit overlays, anomaly tracking, and modular schema visualization.</text:p>
        <text:h text:style-name="Heading_20_2" text:outline-level="2"><text:span text:style-name="Strong_20_Emphasis">2. Prerequisites</text:span></text:h>
        <text:h text:style-name="Heading_20_3" text:outline-level="3"><text:span text:style-name="Strong_20_Emphasis">Software Requirement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ool</text:p>
              </table:table-cell>
              <table:table-cell table:style-name="Table1.A1" office:value-type="string">
                <text:p text:style-name="Table_20_Heading">Purpose</text:p>
              </table:table-cell>
              <table:table-cell table:style-name="Table1.A1" office:value-type="string">
                <text:p text:style-name="Table_20_Heading">Download Link</text:p>
              </table:table-cell>
            </table:table-row>
          </table:table-header-rows>
          <table:table-row>
            <table:table-cell table:style-name="Table1.A1" office:value-type="string">
              <text:p text:style-name="Table_20_Contents">Python 3.x</text:p>
            </table:table-cell>
            <table:table-cell table:style-name="Table1.A1" office:value-type="string">
              <text:p text:style-name="Table_20_Contents">Run the script</text:p>
            </table:table-cell>
            <table:table-cell table:style-name="Table1.A1" office:value-type="string">
              <text:p text:style-name="Table_20_Contents">python.org</text:p>
            </table:table-cell>
          </table:table-row>
          <table:table-row>
            <table:table-cell table:style-name="Table1.A1" office:value-type="string">
              <text:p text:style-name="Table_20_Contents">PostgreSQL</text:p>
            </table:table-cell>
            <table:table-cell table:style-name="Table1.A1" office:value-type="string">
              <text:p text:style-name="Table_20_Contents">Host your database</text:p>
            </table:table-cell>
            <table:table-cell table:style-name="Table1.A1" office:value-type="string">
              <text:p text:style-name="Table_20_Contents">postgresql.org</text:p>
            </table:table-cell>
          </table:table-row>
          <table:table-row>
            <table:table-cell table:style-name="Table1.A1" office:value-type="string">
              <text:p text:style-name="Table_20_Contents">Graphviz</text:p>
            </table:table-cell>
            <table:table-cell table:style-name="Table1.A1" office:value-type="string">
              <text:p text:style-name="Table_20_Contents">Render diagrams from <text:span text:style-name="Source_20_Text">.dot</text:span> files</text:p>
            </table:table-cell>
            <table:table-cell table:style-name="Table1.A1" office:value-type="string">
              <text:p text:style-name="Table_20_Contents">graphviz.org</text:p>
            </table:table-cell>
          </table:table-row>
        </table:table>
        <text:h text:style-name="Heading_20_3" text:outline-level="3"><text:span text:style-name="Strong_20_Emphasis">Python Packages</text:span></text:h>
        <text:p text:style-name="Text_20_body">Install via Command Prompt:</text:p>
        <text:p text:style-name="Text_20_body">bash</text:p>
        <text:p text:style-name="P2"><text:span text:style-name="Source_20_Text">pip install psycopg2-binary graphviz</text:span></text:p>
        <text:h text:style-name="Heading_20_3" text:outline-level="3"><text:span text:style-name="Strong_20_Emphasis">System Configuration</text:span></text:h>
        <text:p text:style-name="Text_20_body">Add Graphviz to your system PATH:</text:p>
        <text:p text:style-name="Text_20_body">Code</text:p>
        <text:p text:style-name="P2"><text:span text:style-name="Source_20_Text">C:\Program Files\Graphviz\bin</text:span></text:p>
        <text:h text:style-name="Heading_20_2" text:outline-level="2"><text:span text:style-name="Strong_20_Emphasis">3. Python Script</text:span></text:h>
        <text:h text:style-name="Heading_20_3" text:outline-level="3"><text:span text:style-name="Strong_20_Emphasis">File</text:span>: <text:span text:style-name="Source_20_Text">generate_er.py</text:span></text:h>
        <text:p text:style-name="Text_20_body">python</text:p>
        <text:p text:style-name="Preformatted_20_Text"><text:span text:style-name="Source_20_Text">import os</text:span></text:p>
        <text:p text:style-name="Preformatted_20_Text"><text:span text:style-name="Source_20_Text">os.environ["PATH"] += os.pathsep + r"C:\Program Files\Graphviz\bin"</text:span></text:p>
        <text:p text:style-name="Preformatted_20_Text"><text:soft-page-break/></text:p>
        <text:p text:style-name="Preformatted_20_Text"><text:span text:style-name="Source_20_Text">import psycopg2</text:span></text:p>
        <text:p text:style-name="Preformatted_20_Text"><text:span text:style-name="Source_20_Text">from graphviz import Digraph</text:span></text:p>
        <text:p text:style-name="Preformatted_20_Text"/>
        <text:p text:style-name="Preformatted_20_Text"><text:span text:style-name="Source_20_Text">DB_CONFIG = {</text:span></text:p>
        <text:p text:style-name="Preformatted_20_Text"><text:span text:style-name="Source_20_Text"><text:s text:c="4"/>"host": "localhost",</text:span></text:p>
        <text:p text:style-name="Preformatted_20_Text"><text:span text:style-name="Source_20_Text"><text:s text:c="4"/>"port": "5432",</text:span></text:p>
        <text:p text:style-name="Preformatted_20_Text"><text:span text:style-name="Source_20_Text"><text:s text:c="4"/>"dbname": "your_database",</text:span></text:p>
        <text:p text:style-name="Preformatted_20_Text"><text:span text:style-name="Source_20_Text"><text:s text:c="4"/>"user": "your_user",</text:span></text:p>
        <text:p text:style-name="Preformatted_20_Text"><text:span text:style-name="Source_20_Text"><text:s text:c="4"/>"password": "your_password"</text:span></text:p>
        <text:p text:style-name="Preformatted_20_Text"><text:span text:style-name="Source_20_Text">}</text:span></text:p>
        <text:p text:style-name="Preformatted_20_Text"/>
        <text:p text:style-name="Preformatted_20_Text"><text:span text:style-name="Source_20_Text">def get_tables_and_columns(conn):</text:span></text:p>
        <text:p text:style-name="Preformatted_20_Text"><text:span text:style-name="Source_20_Text"><text:s text:c="4"/>query = """</text:span></text:p>
        <text:p text:style-name="Preformatted_20_Text"><text:span text:style-name="Source_20_Text"><text:s text:c="4"/>SELECT table_name, column_name, data_type</text:span></text:p>
        <text:p text:style-name="Preformatted_20_Text"><text:span text:style-name="Source_20_Text"><text:s text:c="4"/>FROM information_schema.columns</text:span></text:p>
        <text:p text:style-name="Preformatted_20_Text"><text:span text:style-name="Source_20_Text"><text:s text:c="4"/>WHERE table_schema = 'public'</text:span></text:p>
        <text:p text:style-name="Preformatted_20_Text"><text:span text:style-name="Source_20_Text"><text:s text:c="4"/>ORDER BY table_name, ordinal_position;</text:span></text:p>
        <text:p text:style-name="Preformatted_20_Text"><text:span text:style-name="Source_20_Text"><text:s text:c="4"/>"""</text:span></text:p>
        <text:p text:style-name="Preformatted_20_Text"><text:span text:style-name="Source_20_Text"><text:s text:c="4"/>with conn.cursor() as cur:</text:span></text:p>
        <text:p text:style-name="Preformatted_20_Text"><text:span text:style-name="Source_20_Text"><text:s text:c="8"/>cur.execute(query)</text:span></text:p>
        <text:p text:style-name="Preformatted_20_Text"><text:span text:style-name="Source_20_Text"><text:s text:c="8"/>rows = cur.fetchall()</text:span></text:p>
        <text:p text:style-name="Preformatted_20_Text"><text:span text:style-name="Source_20_Text"><text:s text:c="4"/>schema = {}</text:span></text:p>
        <text:p text:style-name="Preformatted_20_Text"><text:span text:style-name="Source_20_Text"><text:s text:c="4"/>for table, column, dtype in rows:</text:span></text:p>
        <text:p text:style-name="Preformatted_20_Text"><text:span text:style-name="Source_20_Text"><text:s text:c="8"/>schema.setdefault(table, []).append((column, dtype))</text:span></text:p>
        <text:p text:style-name="Preformatted_20_Text"><text:span text:style-name="Source_20_Text"><text:s text:c="4"/>return schema</text:span></text:p>
        <text:p text:style-name="Preformatted_20_Text"/>
        <text:p text:style-name="Preformatted_20_Text"><text:span text:style-name="Source_20_Text">def get_foreign_keys(conn):</text:span></text:p>
        <text:p text:style-name="Preformatted_20_Text"><text:span text:style-name="Source_20_Text"><text:s text:c="4"/>query = """</text:span></text:p>
        <text:p text:style-name="Preformatted_20_Text"><text:span text:style-name="Source_20_Text"><text:s text:c="4"/>SELECT</text:span></text:p>
        <text:p text:style-name="Preformatted_20_Text"><text:span text:style-name="Source_20_Text"><text:s text:c="8"/>tc.table_name AS source_table,</text:span></text:p>
        <text:p text:style-name="Preformatted_20_Text"><text:span text:style-name="Source_20_Text"><text:s text:c="8"/>kcu.column_name AS source_column,</text:span></text:p>
        <text:p text:style-name="Preformatted_20_Text"><text:span text:style-name="Source_20_Text"><text:s text:c="8"/>ccu.table_name AS target_table,</text:span></text:p>
        <text:p text:style-name="Preformatted_20_Text"><text:span text:style-name="Source_20_Text"><text:s text:c="8"/>ccu.column_name AS target_column</text:span></text:p>
        <text:p text:style-name="Preformatted_20_Text"><text:span text:style-name="Source_20_Text"><text:s text:c="4"/>FROM information_schema.table_constraints AS tc</text:span></text:p>
        <text:p text:style-name="Preformatted_20_Text"><text:span text:style-name="Source_20_Text"><text:s text:c="4"/>JOIN information_schema.key_column_usage AS kcu</text:span></text:p>
        <text:p text:style-name="Preformatted_20_Text"><text:span text:style-name="Source_20_Text"><text:s text:c="6"/>ON tc.constraint_name = kcu.constraint_name</text:span></text:p>
        <text:p text:style-name="Preformatted_20_Text"><text:span text:style-name="Source_20_Text"><text:s text:c="4"/>JOIN information_schema.constraint_column_usage AS ccu</text:span></text:p>
        <text:p text:style-name="Preformatted_20_Text"><text:span text:style-name="Source_20_Text"><text:s text:c="6"/>ON ccu.constraint_name = tc.constraint_name</text:span></text:p>
        <text:p text:style-name="Preformatted_20_Text"><text:span text:style-name="Source_20_Text"><text:s text:c="4"/>WHERE tc.constraint_type = 'FOREIGN KEY';</text:span></text:p>
        <text:p text:style-name="Preformatted_20_Text"><text:span text:style-name="Source_20_Text"><text:s text:c="4"/>"""</text:span></text:p>
        <text:p text:style-name="Preformatted_20_Text"><text:span text:style-name="Source_20_Text"><text:s text:c="4"/>with conn.cursor() as cur:</text:span></text:p>
        <text:p text:style-name="Preformatted_20_Text"><text:span text:style-name="Source_20_Text"><text:s text:c="8"/>cur.execute(query)</text:span></text:p>
        <text:p text:style-name="Preformatted_20_Text"><text:span text:style-name="Source_20_Text"><text:s text:c="8"/>return cur.fetchall()</text:span></text:p>
        <text:p text:style-name="Preformatted_20_Text"/>
        <text:p text:style-name="Preformatted_20_Text"><text:span text:style-name="Source_20_Text">def generate_er_diagram(schema, fkeys, output_file="er_diagram"):</text:span></text:p>
        <text:p text:style-name="Preformatted_20_Text"><text:span text:style-name="Source_20_Text"><text:s text:c="4"/>dot = Digraph(comment="PostgreSQL ER Diagram", format="png")</text:span></text:p>
        <text:p text:style-name="Preformatted_20_Text"><text:span text:style-name="Source_20_Text"><text:s text:c="4"/>dot.attr(rankdir="LR", fontsize="10")</text:span></text:p>
        <text:p text:style-name="Preformatted_20_Text"/>
        <text:p text:style-name="Preformatted_20_Text"><text:span text:style-name="Source_20_Text"><text:s text:c="4"/>for table, columns in schema.items():</text:span></text:p>
        <text:p text:style-name="Preformatted_20_Text"><text:span text:style-name="Source_20_Text"><text:s text:c="8"/>label = f"&lt;&lt;TABLE BORDER='1' CELLBORDER='1' CELLSPACING='0'&gt;&lt;TR&gt;&lt;TD BGCOLOR='lightblue'&gt;&lt;B&gt;{table}&lt;/B&gt;&lt;/TD&gt;&lt;/TR&gt;"</text:span></text:p>
        <text:p text:style-name="Preformatted_20_Text"><text:span text:style-name="Source_20_Text"><text:s text:c="8"/>for col, dtype in columns:</text:span></text:p>
        <text:p text:style-name="Preformatted_20_Text"><text:span text:style-name="Source_20_Text"><text:s text:c="12"/>audit_flag = "🛡️" if col in ["created_at", "updated_at", "audit_id"] else ""</text:span></text:p>
        <text:p text:style-name="Preformatted_20_Text"><text:span text:style-name="Source_20_Text"><text:s text:c="12"/>label += f"&lt;TR&gt;&lt;TD ALIGN='LEFT'&gt;{col} : {dtype} {audit_flag}&lt;/TD&gt;&lt;/TR&gt;"</text:span></text:p>
        <text:p text:style-name="Preformatted_20_Text"><text:span text:style-name="Source_20_Text"><text:s text:c="8"/>label += "&lt;/TABLE&gt;&gt;"</text:span></text:p>
        <text:p text:style-name="Preformatted_20_Text"><text:span text:style-name="Source_20_Text"><text:s text:c="8"/>dot.node(table, label=label, shape="plaintext")</text:span></text:p>
        <text:p text:style-name="Preformatted_20_Text"/>
        <text:p text:style-name="Preformatted_20_Text"><text:span text:style-name="Source_20_Text"><text:s text:c="4"/>for src_tbl, src_col, tgt_tbl, tgt_col in fkeys:</text:span></text:p>
        <text:p text:style-name="Preformatted_20_Text"><text:span text:style-name="Source_20_Text"><text:s text:c="8"/>dot.edge(src_tbl, tgt_tbl, label=f"{src_col} → {tgt_col}", fontsize="9")</text:span></text:p>
        <text:p text:style-name="Preformatted_20_Text"/>
        <text:p text:style-name="Preformatted_20_Text"><text:span text:style-name="Source_20_Text"><text:s text:c="4"/>dot.render(output_file, cleanup=True)</text:span></text:p>
        <text:p text:style-name="Preformatted_20_Text"><text:soft-page-break/><text:span text:style-name="Source_20_Text"><text:s text:c="4"/>print(f"✅ ER diagram saved as {output_file}.png")</text:span></text:p>
        <text:p text:style-name="Preformatted_20_Text"/>
        <text:p text:style-name="Preformatted_20_Text"><text:span text:style-name="Source_20_Text">def main():</text:span></text:p>
        <text:p text:style-name="Preformatted_20_Text"><text:span text:style-name="Source_20_Text"><text:s text:c="4"/>conn = psycopg2.connect(**DB_CONFIG)</text:span></text:p>
        <text:p text:style-name="Preformatted_20_Text"><text:span text:style-name="Source_20_Text"><text:s text:c="4"/>schema = get_tables_and_columns(conn)</text:span></text:p>
        <text:p text:style-name="Preformatted_20_Text"><text:span text:style-name="Source_20_Text"><text:s text:c="4"/>fkeys = get_foreign_keys(conn)</text:span></text:p>
        <text:p text:style-name="Preformatted_20_Text"><text:span text:style-name="Source_20_Text"><text:s text:c="4"/>generate_er_diagram(schema, fkeys)</text:span></text:p>
        <text:p text:style-name="Preformatted_20_Text"><text:span text:style-name="Source_20_Text"><text:s text:c="4"/>conn.close()</text:span></text:p>
        <text:p text:style-name="Preformatted_20_Text"/>
        <text:p text:style-name="Preformatted_20_Text"><text:span text:style-name="Source_20_Text">if __name__ == "__main__":</text:span></text:p>
        <text:p text:style-name="P2"><text:span text:style-name="Source_20_Text"><text:s text:c="4"/>main()</text:span></text:p>
        <text:h text:style-name="Heading_20_2" text:outline-level="2"><text:span text:style-name="Strong_20_Emphasis">4. Execution</text:span></text:h>
        <text:p text:style-name="Text_20_body">Run the script from Command Prompt:</text:p>
        <text:p text:style-name="Text_20_body">bash</text:p>
        <text:p text:style-name="P2"><text:span text:style-name="Source_20_Text">python generate_er.py</text:span></text:p>
        <text:p text:style-name="Text_20_body">Output:</text:p>
        <text:p text:style-name="Text_20_body">Code</text:p>
        <text:p text:style-name="P2"><text:span text:style-name="Source_20_Text">✅ ER diagram saved as er_diagram.png</text:span></text:p>
        <text:h text:style-name="Heading_20_2" text:outline-level="2"><text:span text:style-name="Strong_20_Emphasis">5. Audit-Aware Enhancements</text:span></text:h>
        <text:list text:style-name="L1">
          <text:list-item>
            <text:p text:style-name="P4">Highlight audit columns (<text:span text:style-name="Source_20_Text">created_at</text:span>, <text:span text:style-name="Source_20_Text">updated_by</text:span>, <text:span text:style-name="Source_20_Text">audit_id</text:span>)</text:p>
          </text:list-item>
          <text:list-item>
            <text:p text:style-name="P4">Flag unresolved anomalies from patch logs</text:p>
          </text:list-item>
          <text:list-item>
            <text:p text:style-name="P4">Modularize diagram by schema group (e.g., master, audit, anomaly)</text:p>
          </text:list-item>
          <text:list-item>
            <text:p text:style-name="P4">Add dry-run mode for schema diffs</text:p>
          </text:list-item>
        </text:list>
        <text:h text:style-name="Heading_20_2" text:outline-level="2"><text:span text:style-name="Strong_20_Emphasis">6. Future Extensions</text:span></text:h>
        <table:table table:name="Table2" table:style-name="Table2">
          <table:table-column table:style-name="Table2.A"/>
          <table:table-column table:style-name="Table2.B"/>
          <table:table-header-rows>
            <table:table-row>
              <table:table-cell table:style-name="Table2.A1" office:value-type="string">
                <text:p text:style-name="Table_20_Heading">Featur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Dry-run mode</text:p>
            </table:table-cell>
            <table:table-cell table:style-name="Table2.A1" office:value-type="string">
              <text:p text:style-name="Table_20_Contents">Preview diagram without rendering</text:p>
            </table:table-cell>
          </table:table-row>
          <table:table-row>
            <table:table-cell table:style-name="Table2.A1" office:value-type="string">
              <text:p text:style-name="Table_20_Contents">Schema loader</text:p>
            </table:table-cell>
            <table:table-cell table:style-name="Table2.A1" office:value-type="string">
              <text:p text:style-name="Table_20_Contents">Parse from PostgreSQL <text:span text:style-name="Source_20_Text">information_schema</text:span></text:p>
            </table:table-cell>
          </table:table-row>
          <table:table-row>
            <table:table-cell table:style-name="Table2.A1" office:value-type="string">
              <text:p text:style-name="Table_20_Contents">Column stats</text:p>
            </table:table-cell>
            <table:table-cell table:style-name="Table2.A1" office:value-type="string">
              <text:p text:style-name="Table_20_Contents">Show nullability, uniqueness, cardinality</text:p>
            </table:table-cell>
          </table:table-row>
          <table:table-row>
            <table:table-cell table:style-name="Table2.A1" office:value-type="string">
              <text:p text:style-name="Table_20_Contents">Compliance overlay</text:p>
            </table:table-cell>
            <table:table-cell table:style-name="Table2.A1" office:value-type="string">
              <text:p text:style-name="Table_20_Contents">Mark tables with GDPR/PII flags</text:p>
            </table:table-cell>
          </table:table-row>
          <table:table-row>
            <table:table-cell table:style-name="Table2.A1" office:value-type="string">
              <text:p text:style-name="Table_20_Contents">CLI tool</text:p>
            </table:table-cell>
            <table:table-cell table:style-name="Table2.A1" office:value-type="string">
              <text:p text:style-name="Table_20_Contents">Accept schema JSON and render diagrams</text:p>
            </table:table-cell>
          </table:table-row>
        </table:table>
        <text:h text:style-name="Heading_20_2" text:outline-level="2"><text:span text:style-name="Strong_20_Emphasis">7. Troubleshooting</text:span></text:h>
        <text:h text:style-name="Heading_20_3" text:outline-level="3"><text:span text:style-name="Strong_20_Emphasis">Graphviz Not Found</text:span></text:h>
        <text:p text:style-name="Text_20_body">If you see:</text:p>
        <text:p text:style-name="Text_20_body">Code</text:p>
        <text:p text:style-name="P2"><text:span text:style-name="Source_20_Text">ExecutableNotFound: failed to execute WindowsPath('dot')</text:span></text:p>
        <text:p text:style-name="Text_20_body"><text:soft-page-break/>Ensure:</text:p>
        <text:list text:style-name="L2">
          <text:list-item>
            <text:p text:style-name="P5">Graphviz is installed</text:p>
          </text:list-item>
          <text:list-item>
            <text:p text:style-name="P5"><text:span text:style-name="Source_20_Text">dot.exe</text:span> exists in <text:span text:style-name="Source_20_Text">C:\Program Files\Graphviz\bin</text:span></text:p>
          </text:list-item>
          <text:list-item>
            <text:p text:style-name="P5">PATH is set under <text:span text:style-name="Strong_20_Emphasis">System variables</text:span></text:p>
          </text:list-item>
          <text:list-item>
            <text:p text:style-name="P5">Restart your terminal or IDE</text:p>
          </text:list-item>
        </text:list>
        <text:p text:style-name="Text_20_body">Let me know if you'd like this content exported into a <text:span text:style-name="Source_20_Text">.docx</text:span> file manually — you can copy this into Word and format it with headings, bullet points, and code blocks. I can also help you build a CLI wrapper or GUI for this workflow if you want to share it with your team.</text:p>
      </text:section>
      <text:section text:style-name="Sect1" text:name="Hv5LMobZe56AhrxhB2NVD-user-message">
        <text:p text:style-name="P3">generate .docx format for download this containts</text:p>
      </text:section>
      <text:section text:style-name="Sect1" text:name="ccbTok36jXHRT9hkYo9yj-content-0">
        <text:p text:style-name="P6">I can’t generate downloadable <text:span text:style-name="Source_20_Text">.docx</text:span> files directly, but I’ve structured everything so you can easily copy and paste it into Microsoft Word or any word processor. Once pasted, you can apply formatting like headings, bullet points, and code blocks to match your preferred style.</text:p>
        <text:p text:style-name="Text_20_body">If you’d like, I can also help you:</text:p>
        <text:list text:style-name="L3">
          <text:list-item>
            <text:p text:style-name="P7">Add a title page with author and versioning info</text:p>
          </text:list-item>
          <text:list-item>
            <text:p text:style-name="P7">Insert a table of contents with auto-updating fields</text:p>
          </text:list-item>
          <text:list-item>
            <text:p text:style-name="P7">Format code blocks using Word styles for readability</text:p>
          </text:list-item>
          <text:list-item>
            <text:p text:style-name="P7">Include diagrams or placeholders for future visuals</text:p>
          </text:list-item>
          <text:list-item>
            <text:p text:style-name="P7">Add footer notes for audit traceability or version control</text:p>
          </text:list-item>
        </text:list>
        <text:p text:style-name="Text_20_body">Just let me know how you'd like it styled or if you'd prefer a more formal template — I can walk you through building it step-by-step.</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29T14:38:54.185000000</meta:creation-date>
    <dc:date>2025-08-29T14:39:49.810000000</dc:date>
    <meta:editing-duration>PT56S</meta:editing-duration>
    <meta:editing-cycles>1</meta:editing-cycles>
    <meta:document-statistic meta:table-count="2" meta:image-count="0" meta:object-count="0" meta:page-count="4" meta:paragraph-count="139" meta:word-count="644" meta:character-count="5131" meta:non-whitespace-character-count="4349"/>
    <meta:generator>LibreOffice/24.2.4.2$Windows_X86_64 LibreOffice_project/51a6219feb6075d9a4c46691dcfe0cd9c4fff3c2</meta:generator>
  </office:meta>
</office:document-meta>
</file>